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eeb8e" officeooo:paragraph-rsid="000eeb8e"/>
    </style:style>
    <style:style style:name="P2" style:family="paragraph" style:parent-style-name="Text_20_body">
      <style:text-properties officeooo:rsid="00155de2" officeooo:paragraph-rsid="00155de2"/>
    </style:style>
    <style:style style:name="P3" style:family="paragraph" style:parent-style-name="Text_20_body">
      <style:text-properties officeooo:rsid="00029354" officeooo:paragraph-rsid="00029354"/>
    </style:style>
    <style:style style:name="P4" style:family="paragraph" style:parent-style-name="Title">
      <style:text-properties officeooo:rsid="00029354" officeooo:paragraph-rsid="00029354"/>
    </style:style>
    <style:style style:name="P5" style:family="paragraph" style:parent-style-name="Text_20_body">
      <style:text-properties officeooo:rsid="0004166e" officeooo:paragraph-rsid="0004166e"/>
    </style:style>
    <style:style style:name="P6" style:family="paragraph" style:parent-style-name="Text_20_body">
      <style:text-properties officeooo:rsid="00076067" officeooo:paragraph-rsid="00076067"/>
    </style:style>
    <style:style style:name="P7" style:family="paragraph" style:parent-style-name="Text_20_body">
      <style:text-properties officeooo:rsid="00076067" officeooo:paragraph-rsid="000895ce"/>
    </style:style>
    <style:style style:name="P8" style:family="paragraph" style:parent-style-name="Text_20_body">
      <style:text-properties fo:font-style="italic" officeooo:rsid="000bd99a" officeooo:paragraph-rsid="000bd99a" style:font-style-asian="italic" style:font-style-complex="italic"/>
    </style:style>
    <style:style style:name="P9" style:family="paragraph" style:parent-style-name="Text_20_body">
      <style:text-properties fo:font-style="italic" officeooo:rsid="000cec90" officeooo:paragraph-rsid="000cec90" style:font-style-asian="italic" style:font-style-complex="italic"/>
    </style:style>
    <style:style style:name="P10" style:family="paragraph" style:parent-style-name="Text_20_body">
      <style:text-properties officeooo:rsid="000936c1" officeooo:paragraph-rsid="000936c1"/>
    </style:style>
    <style:style style:name="P11" style:family="paragraph" style:parent-style-name="Text_20_body">
      <style:text-properties officeooo:rsid="0009e3d2" officeooo:paragraph-rsid="000bd99a"/>
    </style:style>
    <style:style style:name="P12" style:family="paragraph" style:parent-style-name="Text_20_body">
      <style:text-properties officeooo:rsid="000bd99a" officeooo:paragraph-rsid="000bd99a"/>
    </style:style>
    <style:style style:name="P13" style:family="paragraph" style:parent-style-name="Text_20_body">
      <style:text-properties officeooo:paragraph-rsid="0012d253"/>
    </style:style>
    <style:style style:name="P14" style:family="paragraph" style:parent-style-name="Text_20_body">
      <style:text-properties officeooo:rsid="0013f170" officeooo:paragraph-rsid="0013f170"/>
    </style:style>
    <style:style style:name="P15" style:family="paragraph" style:parent-style-name="Heading_20_1">
      <style:text-properties officeooo:rsid="00065ff3" officeooo:paragraph-rsid="00065ff3"/>
    </style:style>
    <style:style style:name="P16" style:family="paragraph" style:parent-style-name="Heading_20_1">
      <style:text-properties officeooo:rsid="000eeb8e" officeooo:paragraph-rsid="000eeb8e"/>
    </style:style>
    <style:style style:name="P17" style:family="paragraph" style:parent-style-name="Heading_20_1">
      <style:text-properties officeooo:rsid="0012d253" officeooo:paragraph-rsid="0012d253"/>
    </style:style>
    <style:style style:name="P18" style:family="paragraph" style:parent-style-name="Heading_20_1">
      <style:text-properties officeooo:rsid="00155de2" officeooo:paragraph-rsid="00155de2"/>
    </style:style>
    <style:style style:name="P19" style:family="paragraph" style:parent-style-name="Heading_20_1">
      <style:text-properties officeooo:rsid="0015f5b8" officeooo:paragraph-rsid="0015f5b8"/>
    </style:style>
    <style:style style:name="P20" style:family="paragraph" style:parent-style-name="Heading_20_1">
      <style:text-properties officeooo:rsid="00194a00" officeooo:paragraph-rsid="00194a00"/>
    </style:style>
    <style:style style:name="P21" style:family="paragraph" style:parent-style-name="Text_20_body" style:list-style-name="L1">
      <style:text-properties officeooo:rsid="00029354" officeooo:paragraph-rsid="00029354"/>
    </style:style>
    <style:style style:name="P22" style:family="paragraph" style:parent-style-name="Text_20_body" style:list-style-name="L2">
      <style:text-properties officeooo:rsid="00029354" officeooo:paragraph-rsid="00029354"/>
    </style:style>
    <style:style style:name="P23" style:family="paragraph" style:parent-style-name="Text_20_body" style:list-style-name="L2">
      <style:text-properties officeooo:rsid="0004166e" officeooo:paragraph-rsid="0004166e"/>
    </style:style>
    <style:style style:name="P24" style:family="paragraph" style:parent-style-name="Text_20_body" style:list-style-name="L2">
      <style:text-properties fo:font-style="italic" officeooo:rsid="00076067" officeooo:paragraph-rsid="00076067" style:font-style-asian="italic" style:font-style-complex="italic"/>
    </style:style>
    <style:style style:name="P25" style:family="paragraph" style:parent-style-name="Text_20_body" style:list-style-name="L3">
      <style:text-properties fo:font-style="italic" officeooo:rsid="00196b50" officeooo:paragraph-rsid="00196b50" style:font-style-asian="italic" style:font-style-complex="italic"/>
    </style:style>
    <style:style style:name="P26" style:family="paragraph" style:parent-style-name="Text_20_body">
      <style:text-properties fo:font-style="italic" officeooo:rsid="00196b50" officeooo:paragraph-rsid="00196b50" style:font-style-asian="italic" style:font-style-complex="italic"/>
    </style:style>
    <style:style style:name="P27" style:family="paragraph" style:parent-style-name="Text_20_body">
      <style:text-properties style:font-name="Liberation Serif" fo:font-style="normal" officeooo:rsid="00076067" officeooo:paragraph-rsid="000bd99a" style:font-style-asian="normal" style:font-style-complex="normal"/>
    </style:style>
    <style:style style:name="P28" style:family="paragraph" style:parent-style-name="Text_20_body">
      <style:text-properties style:font-name="Liberation Serif" fo:font-style="normal" officeooo:rsid="000bd99a" officeooo:paragraph-rsid="000bd99a" style:font-style-asian="normal" style:font-style-complex="normal"/>
    </style:style>
    <style:style style:name="P29" style:family="paragraph" style:parent-style-name="Text_20_body">
      <style:text-properties officeooo:rsid="0015f5b8" officeooo:paragraph-rsid="0015f5b8"/>
    </style:style>
    <style:style style:name="P30" style:family="paragraph" style:parent-style-name="Text_20_body">
      <style:text-properties officeooo:rsid="0018dbe2" officeooo:paragraph-rsid="0018dbe2"/>
    </style:style>
    <style:style style:name="P31" style:family="paragraph" style:parent-style-name="Text_20_body" style:list-style-name="L3">
      <style:text-properties officeooo:rsid="00194a00" officeooo:paragraph-rsid="00194a00"/>
    </style:style>
    <style:style style:name="P32" style:family="paragraph" style:parent-style-name="Text_20_body" style:list-style-name="L3">
      <style:text-properties officeooo:paragraph-rsid="00194a00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tyle="italic" style:font-style-asian="italic" style:font-style-complex="italic"/>
    </style:style>
    <style:style style:name="T3" style:family="text">
      <style:text-properties style:font-name="Liberation Serif" fo:font-style="italic" officeooo:rsid="00029354" style:font-style-asian="italic" style:font-style-complex="italic"/>
    </style:style>
    <style:style style:name="T4" style:family="text">
      <style:text-properties style:font-name="Liberation Serif" fo:font-style="normal" style:font-style-asian="normal" style:font-style-complex="normal"/>
    </style:style>
    <style:style style:name="T5" style:family="text">
      <style:text-properties style:font-name="Liberation Serif" fo:font-style="normal" officeooo:rsid="00076067" style:font-style-asian="normal" style:font-style-complex="normal"/>
    </style:style>
    <style:style style:name="T6" style:family="text">
      <style:text-properties style:font-name="Liberation Serif" style:text-underline-style="solid" style:text-underline-width="auto" style:text-underline-color="font-color" officeooo:rsid="0018dbe2"/>
    </style:style>
    <style:style style:name="T7" style:family="text">
      <style:text-properties style:font-name="Liberation Serif1"/>
    </style:style>
    <style:style style:name="T8" style:family="text">
      <style:text-properties style:font-name="Liberation Serif1" fo:font-style="normal" style:font-style-asian="normal" style:font-style-complex="normal"/>
    </style:style>
    <style:style style:name="T9" style:family="text">
      <style:text-properties style:text-position="sub 58%" style:font-name="Liberation Serif" fo:font-style="italic" style:font-style-asian="italic" style:font-style-complex="italic"/>
    </style:style>
    <style:style style:name="T10" style:family="text">
      <style:text-properties style:text-position="sub 58%" style:font-name="Liberation Serif" fo:font-style="italic" officeooo:rsid="00029354" style:font-style-asian="italic" style:font-style-complex="italic"/>
    </style:style>
    <style:style style:name="T11" style:family="text">
      <style:text-properties style:text-position="sub 58%" style:font-name="Liberation Serif" fo:font-style="italic" officeooo:rsid="0004166e" style:font-style-asian="italic" style:font-style-complex="italic"/>
    </style:style>
    <style:style style:name="T12" style:family="text">
      <style:text-properties style:text-position="0% 100%" style:font-name="Liberation Serif"/>
    </style:style>
    <style:style style:name="T13" style:family="text">
      <style:text-properties style:text-position="0% 100%" style:font-name="Liberation Serif" fo:font-style="italic" style:font-style-asian="italic" style:font-style-complex="italic"/>
    </style:style>
    <style:style style:name="T14" style:family="text">
      <style:text-properties style:text-position="0% 100%" style:font-name="Liberation Serif" fo:font-style="italic" officeooo:rsid="0004166e" style:font-style-asian="italic" style:font-style-complex="italic"/>
    </style:style>
    <style:style style:name="T15" style:family="text">
      <style:text-properties style:text-position="0% 100%" officeooo:rsid="000895ce"/>
    </style:style>
    <style:style style:name="T16" style:family="text">
      <style:text-properties style:text-position="0% 100%" officeooo:rsid="00194a00"/>
    </style:style>
    <style:style style:name="T17" style:family="text">
      <style:text-properties style:text-position="0% 100%" officeooo:rsid="00196b50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officeooo:rsid="000895ce"/>
    </style:style>
    <style:style style:name="T21" style:family="text">
      <style:text-properties style:text-position="super 58%" officeooo:rsid="000895ce"/>
    </style:style>
    <style:style style:name="T22" style:family="text">
      <style:text-properties style:text-position="super 58%" officeooo:rsid="00194a00"/>
    </style:style>
    <style:style style:name="T23" style:family="text">
      <style:text-properties officeooo:rsid="0009e3d2"/>
    </style:style>
    <style:style style:name="T24" style:family="text">
      <style:text-properties officeooo:rsid="0013f170"/>
    </style:style>
    <style:style style:name="T25" style:family="text">
      <style:text-properties officeooo:rsid="0018ff5e"/>
    </style:style>
    <style:style style:name="T26" style:family="text">
      <style:text-properties officeooo:rsid="00194a00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Moon Phase calculation</text:p>
      <text:h text:style-name="P15" text:outline-level="1">Formulae</text:h>
      <text:p text:style-name="P3">(1) <draw:frame draw:style-name="fr1" draw:name="Object3" text:anchor-type="as-char" svg:y="-0.619cm" svg:width="2.103cm" svg:height="0.998cm" draw:z-index="0"><draw:object xlink:href="./Object 3" xlink:type="simple" xlink:show="embed" xlink:actuate="onLoad"/><draw:image xlink:href="./ObjectReplacements/Object 3" xlink:type="simple" xlink:show="embed" xlink:actuate="onLoad"/></draw:frame><text:s/>where</text:p>
      <text:list xml:id="list3307310274" text:style-name="L1">
        <text:list-item>
          <text:p text:style-name="P21"><text:span text:style-name="T18">k</text:span> is moon’s phase</text:p>
        </text:list-item>
        <text:list-item>
          <text:p text:style-name="P21"><text:span text:style-name="T18">i</text:span> is selenocentric elongation of the earth from the Sun</text:p>
        </text:list-item>
      </text:list>
      <text:p text:style-name="P3"><text:span text:style-name="T18">i</text:span> can be calculated from –</text:p>
      <text:p text:style-name="P3">(2)<draw:frame draw:style-name="fr1" draw:name="Object1" text:anchor-type="as-char" svg:y="-0.386cm" svg:width="4.433cm" svg:height="0.54cm" draw:z-index="1"><draw:object xlink:href="./Object 1" xlink:type="simple" xlink:show="embed" xlink:actuate="onLoad"/><draw:image xlink:href="./ObjectReplacements/Object 1" xlink:type="simple" xlink:show="embed" xlink:actuate="onLoad"/><svg:desc>formula</svg:desc></draw:frame>or <draw:frame draw:style-name="fr1" draw:name="Object4" text:anchor-type="as-char" svg:y="-0.386cm" svg:width="7.537cm" svg:height="0.54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3">(3)<draw:frame draw:style-name="fr1" draw:name="Object2" text:anchor-type="as-char" svg:y="-0.635cm" svg:width="3.26cm" svg:height="1.028cm" draw:z-index="2"><draw:object xlink:href="./Object 2" xlink:type="simple" xlink:show="embed" xlink:actuate="onLoad"/><draw:image xlink:href="./ObjectReplacements/Object 2" xlink:type="simple" xlink:show="embed" xlink:actuate="onLoad"/><svg:desc>formula</svg:desc></draw:frame> where</text:p>
      <text:list xml:id="list536233152" text:style-name="L2">
        <text:list-item>
          <text:p text:style-name="P22"><text:span text:style-name="T2">β</text:span><text:span text:style-name="T1"> is the moon’s geocentric latitude</text:span></text:p>
        </text:list-item>
        <text:list-item>
          <text:p text:style-name="P22"><text:span text:style-name="T2">λ</text:span><text:span text:style-name="T1"> is the geocentric longitude of the moon</text:span></text:p>
        </text:list-item>
        <text:list-item>
          <text:p text:style-name="P22"><text:span text:style-name="T2">λ</text:span><text:span text:style-name="T9">0</text:span><text:span text:style-name="T12"> is the geocentric longitude of the sun</text:span></text:p>
        </text:list-item>
        <text:list-item>
          <text:p text:style-name="P23"><text:span text:style-name="T13">α, δ</text:span><text:span text:style-name="T12"> are the geocentric right ascension and declination of the moon</text:span></text:p>
        </text:list-item>
        <text:list-item>
          <text:p text:style-name="P23"><text:span text:style-name="T13">α</text:span><text:span text:style-name="T9">0</text:span><text:span text:style-name="T13">, δ</text:span><text:span text:style-name="T9">0</text:span><text:span text:style-name="T12"> are the geocentric right ascension and declination of the Sun</text:span></text:p>
        </text:list-item>
        <text:list-item>
          <text:p text:style-name="P22"><text:span text:style-name="T2">ψ</text:span><text:span text:style-name="T7"> is the geocentric elongation of the moon from the Sun</text:span></text:p>
        </text:list-item>
        <text:list-item>
          <text:p text:style-name="P24"><text:span text:style-name="T7">R</text:span><text:span text:style-name="T8"> is the distance from the Sun to the Earth</text:span></text:p>
        </text:list-item>
        <text:list-item>
          <text:p text:style-name="P24"><text:span text:style-name="T1">Δ</text:span><text:span text:style-name="T4"> is the distance from the Earth to the Moon</text:span></text:p>
        </text:list-item>
      </text:list>
      <text:p text:style-name="P5"><text:span text:style-name="T18">i</text:span> should also be calculable through the cosine rule</text:p>
      <text:p text:style-name="P5">(4) <draw:frame draw:style-name="fr1" draw:name="Object5" text:anchor-type="as-char" svg:y="-0.681cm" svg:width="3.267cm" svg:height="1.058cm" draw:z-index="4"><draw:object xlink:href="./Object 5" xlink:type="simple" xlink:show="embed" xlink:actuate="onLoad"/><draw:image xlink:href="./ObjectReplacements/Object 5" xlink:type="simple" xlink:show="embed" xlink:actuate="onLoad"/></draw:frame></text:p>
      <text:h text:style-name="P15" text:outline-level="1">Worked Example</text:h>
      <text:p text:style-name="P6">Date is 2022/06/21 00:00 TT (JD 2459751.5)</text:p>
      <text:p text:style-name="P6">Sun<text:tab/><text:span text:style-name="T3">λ</text:span><text:span text:style-name="T10">0 </text:span><text:span text:style-name="T13">= </text:span>89<text:span text:style-name="T1">°</text:span> 38’ 08.84”<text:tab/><text:span text:style-name="T3">β</text:span><text:span text:style-name="T9">0</text:span><text:span text:style-name="T13"> = </text:span>- 0<text:span text:style-name="T1">°</text:span> 00’ 00.26”<text:tab/>R = 1.01620247 au <text:span text:style-name="T23">(1.016202525???)</text:span></text:p>
      <text:p text:style-name="P7"><text:tab/><text:span text:style-name="T14">α</text:span><text:span text:style-name="T11">0 </text:span><text:span text:style-name="T20">= </text:span>5<text:span text:style-name="T21">h</text:span> 58<text:span text:style-name="T21">m</text:span> 24.730<text:span text:style-name="T21">s</text:span><text:span text:style-name="T15"><text:tab/></text:span><text:span text:style-name="T14">δ</text:span><text:span text:style-name="T11">0 </text:span><text:span text:style-name="T15">= </text:span>+23<text:span text:style-name="T1">°</text:span> 26’ <text:span text:style-name="T20">0</text:span>8.81”<text:tab/><text:span text:style-name="T23">(mean equinox of date)</text:span></text:p>
      <text:p text:style-name="P7"><text:tab/><text:span text:style-name="T20">X = 0.011926919</text:span> <text:span text:style-name="T20">au</text:span><text:tab/><text:span text:style-name="T20">Y = 0.932304591</text:span> <text:span text:style-name="T20">au</text:span><text:tab/><text:span text:style-name="T20">Z = 0.404145358</text:span> <text:span text:style-name="T20">au<text:tab/></text:span><text:span text:style-name="T23">(mean J2000 astrometric)</text:span></text:p>
      <text:p text:style-name="P6">Moon<text:tab/><text:span text:style-name="T3">λ</text:span><text:span text:style-name="T10"> </text:span><text:span text:style-name="T13">= </text:span>357<text:span text:style-name="T1">°</text:span> 59’ 50.45”<text:tab/><text:span text:style-name="T3">β</text:span><text:span text:style-name="T9"> </text:span>= - 4<text:span text:style-name="T1">°</text:span> 12’ 09.34”<text:tab/><text:span text:style-name="T2">Δ </text:span>= 0.38207127 Gm</text:p>
      <text:p text:style-name="P7"><text:tab/><text:span text:style-name="T14">α </text:span><text:span text:style-name="T20">= </text:span>23<text:span text:style-name="T21">h</text:span> 59<text:span text:style-name="T21">m</text:span> 20.961<text:span text:style-name="T21">s</text:span><text:span text:style-name="T15"><text:tab/></text:span><text:span text:style-name="T14">δ </text:span><text:span text:style-name="T15">= </text:span>- 4<text:span text:style-name="T1">°</text:span> 39’ <text:span text:style-name="T20">0</text:span>6.32”</text:p>
      <text:p text:style-name="P7"><text:tab/><text:span text:style-name="T20">X = 0.380694993Gm</text:span><text:tab/><text:span text:style-name="T20">Y =-0.002993666Gm</text:span><text:tab/><text:span text:style-name="T20">Z = -0.031816697Gm</text:span></text:p>
      <text:p text:style-name="P10">Using (2b) and (3), I get <text:span text:style-name="T18">i</text:span><text:span text:style-name="T19"> = 88.22203853932137</text:span><text:span text:style-name="T5">°</text:span></text:p>
      <text:p text:style-name="P11"><text:soft-page-break/><text:span text:style-name="T5">U</text:span><text:span text:style-name="T4">sing (4), I get 88.21633639415072</text:span><text:span text:style-name="T5">°</text:span></text:p>
      <text:p text:style-name="P27"/>
      <text:p text:style-name="P12"><text:span text:style-name="T5">G</text:span><text:span text:style-name="T4">oing with apparent equatorial coordinates -</text:span></text:p>
      <text:p text:style-name="P28">Sun <text:s text:c="8"/>5 58 23.792 <text:s text:c="2"/>+23 26 14.21 <text:s text:c="4"/>1.01620247 </text:p>
      <text:p text:style-name="P28">Moon <text:s text:c="6"/>23 59 20.202 <text:s text:c="2"/>- 4 39 11.46 <text:s text:c="4"/>0.38207127Gm </text:p>
      <text:p text:style-name="P8"><text:span text:style-name="T1">i</text:span><text:span text:style-name="T4"> = 88.22204007838070</text:span><text:span text:style-name="T5">°</text:span></text:p>
      <text:p text:style-name="P27"/>
      <text:p text:style-name="P9"><text:span text:style-name="T5">O</text:span><text:span text:style-name="T4">K – formula (3) </text:span><text:span text:style-name="T1">assumes the sun’s rays towards the moon are parallel to those towards the Earth. </text:span><text:span text:style-name="T6">OR DOES IT?</text:span></text:p>
      <text:h text:style-name="P16" text:outline-level="1">An actual first quarter</text:h>
      <text:p text:style-name="P1">2022 Jan 11 18:12:21 TT (about 18:11 GMT)</text:p>
      <text:p text:style-name="P1">Mean equinox of date, corrected for light-time</text:p>
      <text:p text:style-name="P1">Sun<text:tab/>0.327734538 <text:s text:c="2"/>-0.850687340 <text:s text:c="2"/>-0.368770899</text:p>
      <text:p text:style-name="P1">Moon<text:tab/>0.371268987 <text:s text:c="3"/>0.129648381 <text:s text:c="3"/>0.030760710</text:p>
      <text:p text:style-name="P1">acos(dot(s-m,m)/norm(s-m)/norm(m)) = 1.570683470304100 = 89.99353379938673</text:p>
      <text:p text:style-name="P1">Corrected for light-time and aberration -</text:p>
      <text:p text:style-name="P1">0.327640814 <text:s text:c="2"/>-0.850717642 <text:s text:c="2"/>-0.368784037</text:p>
      <text:p text:style-name="P1">0.371231397 <text:s text:c="3"/>0.129636228 <text:s text:c="3"/>0.030755441</text:p>
      <text:p text:style-name="P1">acos(dot(s-m,m)/norm(s-m)/norm(m))*180/pi <text:s/>= 89.99931839694543</text:p>
      <text:h text:style-name="P17" text:outline-level="1">A last quarter</text:h>
      <text:p text:style-name="P13">2022/01/25: 13:42:24 <text:span text:style-name="T24">TT (~13:41 UT)</text:span></text:p>
      <text:p text:style-name="P14">Mean equinox of date, corrected for light time and aberration</text:p>
      <text:p text:style-name="P13">Sun <text:s text:c="10"/>0.572499102 <text:s text:c="2"/>-0.734847546 <text:s text:c="2"/>-0.318551621</text:p>
      <text:p text:style-name="P13">Moon <text:s text:c="2"/>Gm <text:s text:c="3"/>-0.304634313 <text:s text:c="2"/>-0.205117033 <text:s text:c="2"/>-0.074372989</text:p>
      <text:p text:style-name="P13"><text:tab/><text:tab/><text:tab/>90.14289715997720</text:p>
      <text:p text:style-name="P30">That’s also (decimal degrees – RA, dec, dist) </text:p>
      <text:p text:style-name="P30">Sun <text:s text:c="8"/>307.9211558 <text:s/>-18.8788649 <text:s text:c="6"/>0.98449609</text:p>
      <text:p text:style-name="P30">Moon <text:s text:c="7"/>213.9532560 <text:s/>-11.4482219 <text:s text:c="6"/>0.37470837Gm</text:p>
      <text:p text:style-name="P30">which gives<text:tab/><text:tab/>89.85710295734980 <text:span text:style-name="T25">(0.0004 arcsec diff to previous after quadrant!)</text:span></text:p>
      <text:p text:style-name="P30">NO WONDER I GOT DISCONTINUITIES!</text:p>
      <text:p text:style-name="P30"/>
      <text:p text:style-name="P14"><text:soft-page-break/>Just light time</text:p>
      <text:p text:style-name="P14">Sun <text:s text:c="10"/>0.572580309 <text:s text:c="2"/>-0.734794977 <text:s text:c="2"/>-0.318528837</text:p>
      <text:p text:style-name="P14">Moon <text:s text:c="2"/>Gm <text:s text:c="3"/>-0.304603405 <text:s text:c="2"/>-0.205097025 <text:s text:c="2"/>-0.074364317</text:p>
      <text:p text:style-name="P14"><text:tab/>ans = 90.14862657710437</text:p>
      <text:h text:style-name="P19" text:outline-level="1">BIG PROBLEM</text:h>
      <text:p text:style-name="P29">Using (4) seems to be leading to discontinuities, probably because of the resolution of inverse cos at certain angles. One such discontinuity was found between <text:span text:style-name="T18">t = 78.625d</text:span><text:span text:style-name="T19"> and </text:span><text:span text:style-name="T18">t = 78.75d</text:span></text:p>
      <text:h text:style-name="P18" text:outline-level="1">Jacobians</text:h>
      <text:p text:style-name="P2"><draw:frame draw:style-name="fr1" draw:name="Object6" text:anchor-type="as-char" svg:y="-0.386cm" svg:width="4.962cm" svg:height="0.54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2"><draw:frame draw:style-name="fr1" draw:name="Object7" text:anchor-type="as-char" svg:y="-0.386cm" svg:width="10.01cm" svg:height="0.54cm" draw:z-index="6"><draw:object xlink:href="./Object 7" xlink:type="simple" xlink:show="embed" xlink:actuate="onLoad"/><draw:image xlink:href="./ObjectReplacements/Object 7" xlink:type="simple" xlink:show="embed" xlink:actuate="onLoad"/></draw:frame></text:p>
      <text:h text:style-name="P20" text:outline-level="1">Method</text:h>
      <text:list xml:id="list232211253" text:style-name="L3">
        <text:list-item>
          <text:p text:style-name="P32"><text:span text:style-name="T26">Take a big set of moon and sun ra, dec and dist data from Solex, using Precession, Aberration, Light-Time and Decimal Units. Run from 1970/1/1 with step size 3h for 2</text:span><text:span text:style-name="T22">19</text:span><text:span text:style-name="T16"> steps (524288 </text:span><text:span text:style-name="T17">steps)</text:span></text:p>
        </text:list-item>
        <text:list-item>
          <text:p text:style-name="P31">Apply formulae (2) and (3) to get i</text:p>
        </text:list-item>
        <text:list-item>
          <text:p text:style-name="P25">then<text:span text:style-name="T19"> feed it all into </text:span>phase2.m</text:p>
        </text:list-item>
      </text:list>
      <text:p text:style-name="P26"><text:span text:style-name="T19"/></text:p>
      <text:p text:style-name="P26"><text:span text:style-name="T19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I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I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1T12:49:25.160000000</meta:creation-date>
    <dc:date>2022-06-13T12:28:25.734000000</dc:date>
    <meta:editing-duration>PT2H28M39S</meta:editing-duration>
    <meta:editing-cycles>11</meta:editing-cycles>
    <meta:generator>LibreOffice/7.3.3.2$Windows_X86_64 LibreOffice_project/d1d0ea68f081ee2800a922cac8f79445e4603348</meta:generator>
    <meta:document-statistic meta:table-count="0" meta:image-count="0" meta:object-count="7" meta:page-count="3" meta:paragraph-count="67" meta:word-count="482" meta:character-count="3004" meta:non-whitespace-character-count="2460"/>
  </office:meta>
</office:document-meta>
</file>

<file path=Object 1/content.xml><?xml version="1.0" encoding="utf-8"?>
<math xmlns="http://www.w3.org/1998/Math/MathML" display="block">
  <semantics>
    <mrow>
      <mi>cos</mi>
      <mrow>
        <mi>ψ</mi>
        <mo stretchy="false">=</mo>
        <mi>cos</mi>
      </mrow>
      <mi>β</mi>
      <mi>cos</mi>
      <mrow>
        <mo fence="true" form="prefix" stretchy="false">(</mo>
        <mrow>
          <mrow>
            <mi>λ</mi>
            <mo stretchy="false">−</mo>
            <msub>
              <mi>λ</mi>
              <mn>0</mn>
            </msub>
          </mrow>
        </mrow>
        <mo fence="true" form="postfix" stretchy="false">)</mo>
      </mrow>
    </mrow>
    <annotation encoding="StarMath 5.0">cos %psi = cos %beta cos ( %lambda - %lambda_0 )</annotation>
  </semantics>
</math>
</file>

<file path=Object 2/content.xml><?xml version="1.0" encoding="utf-8"?>
<math xmlns="http://www.w3.org/1998/Math/MathML" display="block">
  <semantics>
    <mrow>
      <mi>tan</mi>
      <mrow>
        <mi>i</mi>
        <mo stretchy="false">=</mo>
        <mfrac>
          <mrow>
            <mi>R</mi>
            <mi>sin</mi>
            <mi>ψ</mi>
          </mrow>
          <mrow>
            <mrow>
              <mi mathvariant="normal">Δ</mi>
              <mo stretchy="false">−</mo>
              <mi>R</mi>
            </mrow>
            <mi>cos</mi>
            <mi>ψ</mi>
          </mrow>
        </mfrac>
      </mrow>
    </mrow>
    <annotation encoding="StarMath 5.0">tan i = { R sin %psi } over { %DELTA - R cos %psi }</annotation>
  </semantics>
</math>
</file>

<file path=Object 3/content.xml><?xml version="1.0" encoding="utf-8"?>
<math xmlns="http://www.w3.org/1998/Math/MathML" display="block">
  <semantics>
    <mrow>
      <mi>k</mi>
      <mo stretchy="false">=</mo>
      <mfrac>
        <mrow>
          <mrow>
            <mn>1</mn>
            <mo stretchy="false">+</mo>
            <mi>cos</mi>
          </mrow>
          <mi>i</mi>
        </mrow>
        <mn>2</mn>
      </mfrac>
    </mrow>
    <annotation encoding="StarMath 5.0">k = { 1 + cos i } over 2</annotation>
  </semantics>
</math>
</file>

<file path=Object 4/content.xml><?xml version="1.0" encoding="utf-8"?>
<math xmlns="http://www.w3.org/1998/Math/MathML" display="block">
  <semantics>
    <mrow>
      <mi>cos</mi>
      <mrow>
        <mi>ψ</mi>
        <mo stretchy="false">=</mo>
        <mi>sin</mi>
      </mrow>
      <msub>
        <mi>δ</mi>
        <mn>0</mn>
      </msub>
      <mi>sin</mi>
      <mrow>
        <mi>δ</mi>
        <mo stretchy="false">+</mo>
        <mi>cos</mi>
      </mrow>
      <msub>
        <mi>δ</mi>
        <mn>0</mn>
      </msub>
      <mi>cos</mi>
      <mi>δ</mi>
      <mi>cos</mi>
      <mrow>
        <mo fence="true" form="prefix" stretchy="false">(</mo>
        <mrow>
          <mrow>
            <msub>
              <mi>α</mi>
              <mn>0</mn>
            </msub>
            <mo stretchy="false">−</mo>
            <mi>α</mi>
          </mrow>
        </mrow>
        <mo fence="true" form="postfix" stretchy="false">)</mo>
      </mrow>
    </mrow>
    <annotation encoding="StarMath 5.0">cos %psi = sin %delta_0 sin %delta + cos %delta_0 cos %delta cos ( %alpha_0 - %alpha )</annotation>
  </semantics>
</math>
</file>

<file path=Object 5/content.xml><?xml version="1.0" encoding="utf-8"?>
<math xmlns="http://www.w3.org/1998/Math/MathML" display="block">
  <semantics>
    <mrow>
      <mi>cos</mi>
      <mrow>
        <mi>A</mi>
        <mo stretchy="false">=</mo>
        <mfrac>
          <mrow>
            <msup>
              <mi>b</mi>
              <mn>2</mn>
            </msup>
            <mo stretchy="false">+</mo>
            <msup>
              <mi>c</mi>
              <mn>2</mn>
            </msup>
            <mo stretchy="false">−</mo>
            <msup>
              <mi>a</mi>
              <mn>2</mn>
            </msup>
          </mrow>
          <mrow>
            <mn>2</mn>
            <mi mathvariant="italic">bc</mi>
          </mrow>
        </mfrac>
      </mrow>
    </mrow>
    <annotation encoding="StarMath 5.0">cos A = {b^2 + c^2 - a^2} over {2bc}</annotation>
  </semantics>
</math>
</file>

<file path=Object 6/content.xml><?xml version="1.0" encoding="utf-8"?>
<math xmlns="http://www.w3.org/1998/Math/MathML" display="block">
  <semantics>
    <mrow>
      <mrow>
        <mi>F</mi>
        <mo stretchy="false">=</mo>
        <mrow>
          <msub>
            <mi>a</mi>
            <mn>0</mn>
          </msub>
          <mo stretchy="false">+</mo>
          <msub>
            <mi>a</mi>
            <mn>1</mn>
          </msub>
        </mrow>
      </mrow>
      <mrow>
        <mi>x</mi>
        <mo stretchy="false">+</mo>
        <msub>
          <mi>a</mi>
          <mn>2</mn>
        </msub>
      </mrow>
      <mi>sin</mi>
      <mrow>
        <mo fence="true" form="prefix" stretchy="false">(</mo>
        <mrow>
          <mrow>
            <msub>
              <mi>a</mi>
              <mn>3</mn>
            </msub>
            <mrow>
              <mi>x</mi>
              <mo stretchy="false">+</mo>
              <msub>
                <mi>a</mi>
                <mn>4</mn>
              </msub>
            </mrow>
          </mrow>
        </mrow>
        <mo fence="true" form="postfix" stretchy="false">)</mo>
      </mrow>
    </mrow>
    <annotation encoding="StarMath 5.0">F = a_0 + a_1 x + a_2 sin ( a_3 x + a_4 )</annotation>
  </semantics>
</math>
</file>

<file path=Object 7/content.xml><?xml version="1.0" encoding="utf-8"?>
<math xmlns="http://www.w3.org/1998/Math/MathML" display="block">
  <semantics>
    <mrow>
      <mi>J</mi>
      <mo stretchy="false">=</mo>
      <mrow>
        <mo fence="true" form="prefix" stretchy="false">[</mo>
        <mrow>
          <mrow>
            <mn>1</mn>
            <mi>;</mi>
            <mi>x</mi>
            <mi>;</mi>
            <mi>sin</mi>
            <mrow>
              <mo fence="true" form="prefix" stretchy="false">(</mo>
              <mrow>
                <mrow>
                  <msub>
                    <mi>a</mi>
                    <mn>3</mn>
                  </msub>
                  <mrow>
                    <mi>x</mi>
                    <mo stretchy="false">+</mo>
                    <msub>
                      <mi>a</mi>
                      <mn>4</mn>
                    </msub>
                  </mrow>
                </mrow>
              </mrow>
              <mo fence="true" form="postfix" stretchy="false">)</mo>
            </mrow>
            <mi>;</mi>
            <msub>
              <mi>a</mi>
              <mn>2</mn>
            </msub>
            <mi>x</mi>
            <mi>cos</mi>
            <mrow>
              <mo fence="true" form="prefix" stretchy="false">(</mo>
              <mrow>
                <mrow>
                  <msub>
                    <mi>a</mi>
                    <mn>3</mn>
                  </msub>
                  <mrow>
                    <mi>x</mi>
                    <mo stretchy="false">+</mo>
                    <msub>
                      <mi>a</mi>
                      <mn>4</mn>
                    </msub>
                  </mrow>
                </mrow>
              </mrow>
              <mo fence="true" form="postfix" stretchy="false">)</mo>
            </mrow>
            <mi>;</mi>
            <msub>
              <mi>a</mi>
              <mn>2</mn>
            </msub>
            <mi>cos</mi>
            <mrow>
              <mo fence="true" form="prefix" stretchy="false">(</mo>
              <mrow>
                <mrow>
                  <msub>
                    <mi>a</mi>
                    <mn>3</mn>
                  </msub>
                  <mrow>
                    <mi>x</mi>
                    <mo stretchy="false">+</mo>
                    <msub>
                      <mi>a</mi>
                      <mn>4</mn>
                    </msub>
                  </mrow>
                </mrow>
              </mrow>
              <mo fence="true" form="postfix" stretchy="false">)</mo>
            </mrow>
          </mrow>
        </mrow>
        <mo fence="true" form="postfix" stretchy="false">]</mo>
      </mrow>
    </mrow>
    <annotation encoding="StarMath 5.0">J = [ 1 ; x ; sin(a_3 x + a_4) ; a_2 x cos (a_3 x + a_4) ; a_2 cos (a_3 x + a_4)]</annotation>
  </semantics>
</math>
</file>